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angal1"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8mm"/>
    </style:style>
    <style:style style:name="co2" style:family="table-column">
      <style:table-column-properties fo:break-before="auto" style:column-width="53mm"/>
    </style:style>
    <style:style style:name="co3" style:family="table-column">
      <style:table-column-properties fo:break-before="auto" style:column-width="22.58mm"/>
    </style:style>
    <style:style style:name="co4" style:family="table-column">
      <style:table-column-properties fo:break-before="auto" style:column-width="131.07mm"/>
    </style:style>
    <style:style style:name="co5" style:family="table-column">
      <style:table-column-properties fo:break-before="auto" style:column-width="37.57mm"/>
    </style:style>
    <style:style style:name="co6" style:family="table-column">
      <style:table-column-properties fo:break-before="auto" style:column-width="100.21mm"/>
    </style:style>
    <style:style style:name="co7" style:family="table-column">
      <style:table-column-properties fo:break-before="auto" style:column-width="5.8mm"/>
    </style:style>
    <style:style style:name="ro1" style:family="table-row">
      <style:table-row-properties style:row-height="22.37mm" fo:break-before="auto" style:use-optimal-row-height="false"/>
    </style:style>
    <style:style style:name="ro2" style:family="table-row">
      <style:table-row-properties style:row-height="35.52mm" fo:break-before="auto" style:use-optimal-row-height="false"/>
    </style:style>
    <style:style style:name="ro3" style:family="table-row">
      <style:table-row-properties style:row-height="6.67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2.35pt double #000000" style:border-line-width-bottom="0.53mm 0.04mm 0.26mm" fo:background-color="#ffff00" style:text-align-source="fix" style:repeat-content="false" fo:wrap-option="wrap" fo:border-left="0.06pt solid #000000" fo:border-right="none" fo:border-top="2.35pt double #000000" style:border-line-width-top="0.53mm 0.04mm 0.26mm"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weight-complex="normal" style:text-emphasize="none" style:font-relief="none" style:text-overline-style="none" style:text-overline-color="font-color"/>
    </style:style>
    <style:style style:name="ce15" style:family="table-cell" style:parent-style-name="Default">
      <style:table-cell-properties fo:border-bottom="0.51pt solid #000000" style:text-align-source="fix" style:repeat-content="false" fo:wrap-option="wrap" fo:border-left="0.51pt solid #000000" fo:border-right="none" fo:border-top="0.51pt solid #000000"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weight-complex="normal" style:text-emphasize="none" style:font-relief="none" style:text-overline-style="none" style:text-overline-color="font-color"/>
      <style:map style:condition="is-true-formula([.$E2]=1)" style:apply-style-name="Sem_20_título2" style:base-cell-address="Planilha1.B2"/>
    </style:style>
    <style:style style:name="ce16"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weight-complex="normal" style:text-emphasize="none" style:font-relief="none" style:text-overline-style="none" style:text-overline-color="font-color"/>
      <style:map style:condition="is-true-formula([.$E2]=1)" style:apply-style-name="Sem_20_título2" style:base-cell-address="Planilha1.B2"/>
    </style:style>
    <style:style style:name="ce17"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map style:condition="is-true-formula([.$E2]=1)" style:apply-style-name="Sem_20_título2" style:base-cell-address="Planilha1.B2"/>
    </style:style>
    <style:style style:name="ce18" style:family="table-cell" style:parent-style-name="Default">
      <style:table-cell-properties fo:border-bottom="0.51pt solid #000000" style:text-align-source="fix" style:repeat-content="false" fo:wrap-option="wrap" fo:border-left="0.51pt solid #000000" fo:border-right="none" fo:border-top="none"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italic" style:font-weight-complex="normal" style:text-emphasize="none" style:font-relief="none" style:text-overline-style="none" style:text-overline-color="font-color"/>
      <style:map style:condition="is-true-formula([.$E2]=1)" style:apply-style-name="Sem_20_título2" style:base-cell-address="Planilha1.B2"/>
    </style:style>
    <style:style style:name="ce6" style:family="table-cell" style:parent-style-name="Default">
      <style:table-cell-properties style:text-align-source="fix" style:repeat-content="false" fo:wrap-option="wrap" style:vertical-align="middle"/>
      <style:paragraph-properties fo:text-align="center" fo:margin-left="0mm"/>
      <style:text-properties fo:font-size="10pt" style:font-size-asian="10pt" style:font-size-complex="10pt"/>
    </style:style>
    <style:style style:name="ce7" style:family="table-cell" style:parent-style-name="Default">
      <style:table-cell-properties fo:border-bottom="2.35pt double #000000" style:border-line-width-bottom="0.53mm 0.04mm 0.26mm" fo:background-color="#ffff00" style:text-align-source="fix" style:repeat-content="false" fo:wrap-option="wrap" fo:border-left="0.06pt solid #000000" fo:border-right="0.06pt solid #000000" fo:border-top="2.35pt double #000000" style:border-line-width-top="0.53mm 0.04mm 0.26mm"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51pt solid #000000" style:text-align-source="fix" style:repeat-content="false" fo:wrap-option="wrap" fo:border-left="0.51pt solid #000000" fo:border-right="none" fo:border-top="0.51pt solid #000000"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map style:condition="is-true-formula([.$E2]=1)" style:apply-style-name="Sem_20_título2" style:base-cell-address="Planilha1.B2"/>
    </style:style>
    <style:style style:name="ce9" style:family="table-cell" style:parent-style-name="Default">
      <style:table-cell-properties fo:border-bottom="2.35pt double #000000" style:border-line-width-bottom="0.53mm 0.04mm 0.26mm" fo:background-color="#ffff00" style:text-align-source="fix" style:repeat-content="false" fo:wrap-option="wrap" fo:border-left="0.06pt solid #000000" fo:border-right="0.06pt solid #000000" fo:border-top="2.35pt double #000000" style:border-line-width-top="0.53mm 0.04mm 0.26mm"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weight-complex="normal" style:text-emphasize="none" style:font-relief="none" style:text-overline-style="none" style:text-overline-color="font-color"/>
    </style:style>
    <style:style style:name="ce10" style:family="table-cell" style:parent-style-name="Default">
      <style:table-cell-properties fo:border-bottom="2.35pt double #000000" style:border-line-width-bottom="0.53mm 0.04mm 0.26mm" fo:background-color="#ffff00" style:text-align-source="fix" style:repeat-content="false" fo:wrap-option="wrap" fo:border-left="2.35pt double #000000" style:border-line-width-left="0.53mm 0.04mm 0.26mm" fo:border-right="none" fo:border-top="2.35pt double #000000" style:border-line-width-top="0.53mm 0.04mm 0.26mm"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2.35pt double #000000" style:border-line-width-bottom="0.53mm 0.04mm 0.26mm" fo:background-color="#ffff00" style:text-align-source="fix" style:repeat-content="false" fo:wrap-option="wrap" fo:border-left="0.06pt solid #000000" fo:border-right="2.35pt double #000000" style:border-line-width-right="0.53mm 0.04mm 0.26mm" fo:border-top="2.35pt double #000000" style:border-line-width-top="0.53mm 0.04mm 0.26mm"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0.51pt solid #000000"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map style:condition="is-true-formula([.$E2]=1)" style:apply-style-name="Sem_20_título2" style:base-cell-address="Planilha1.B2"/>
    </style:style>
    <style:style style:name="ce26" style:family="table-cell" style:parent-style-name="Default">
      <style:table-cell-properties fo:border-bottom="0.51pt solid #000000" style:text-align-source="fix" style:repeat-content="false" fo:wrap-option="wrap" fo:border-left="0.51pt solid #000000" fo:border-right="0.51pt solid #000000" fo:border-top="none" style:vertical-align="middle"/>
      <style:paragraph-properties fo:text-align="center" fo:margin-left="0m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map style:condition="is-true-formula([.$E2]=1)" style:apply-style-name="Sem_20_título2" style:base-cell-address="Planilha1.B2"/>
    </style:style>
    <style:style style:name="T1" style:family="text">
      <style:text-properties fo:color="#000000" style:font-name="Arial" style:text-underline-style="none" style:text-underline-color="font-color" style:text-line-through-type="none" style:text-outline="false" fo:text-shadow="none" style:font-name-complex="Arial" style:font-size-complex="12pt" style:font-weight-complex="normal" style:font-style-complex="normal"/>
    </style:style>
    <style:style style:name="T2" style:family="text">
      <style:text-properties fo:color="#000000" style:font-name="Arial" style:text-underline-style="none" style:text-underline-color="font-color" style:text-line-through-type="none" style:text-outline="false" fo:text-shadow="none" style:font-name-complex="Arial" style:font-size-complex="12pt" style:font-weight-complex="normal" style:font-style-complex="italic"/>
    </style:style>
    <style:style style:name="T3" style:family="text">
      <style:text-properties fo:color="#000000" style:font-name="Arial" style:text-underline-style="none" style:text-underline-color="font-color" style:text-line-through-type="none" style:text-outline="false" fo:text-shadow="none" style:font-name-complex="Arial" style:font-weight-complex="normal" style:font-style-complex="normal" style:font-size-complex="16pt"/>
    </style:style>
    <style:style style:name="T4" style:family="text">
      <style:text-properties fo:color="#000000" style:font-name="Arial" style:text-underline-style="none" style:text-underline-color="font-color" style:text-line-through-type="none" style:text-outline="false" fo:text-shadow="none" style:font-name-complex="Arial" style:font-weight-complex="normal" style:font-style-complex="normal" style:font-size-complex="12pt"/>
    </style:style>
    <style:style style:name="T5" style:family="text">
      <style:text-properties style:font-name="Arial"/>
    </style:style>
    <style:style style:name="T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 fo:font-size="12pt"/>
    </style:style>
    <style:style style:name="T8" style:family="text">
      <style:text-properties style:use-window-font-color="true" style:font-name="Arial" fo:font-size="10pt" style:text-position="-31% 58%" style:letter-kerning="true" fo:language="pt" fo:country="BR" style:language-asian="hi" style:country-asian="IN" style:font-name-asian="Mangal" style:font-name-complex="Arial" style:font-size-asian="10pt" style:font-size-complex="10pt"/>
    </style:style>
    <style:style style:name="T9" style:family="text">
      <style:text-properties style:use-window-font-color="true" style:font-name="Arial" fo:font-size="10pt" style:text-position="-26% 58%" style:letter-kerning="true" fo:language="pt" fo:country="BR" style:language-asian="hi" style:country-asian="IN" style:font-name-asian="Mangal" style:font-name-complex="Arial" style:font-size-asian="10pt" style:font-size-complex="10pt"/>
    </style:style>
    <style:style style:name="T10"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2pt"/>
    </style:style>
    <style:style style:name="T11" style:family="text">
      <style:text-properties style:font-name="Arial"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fo:font-size="10pt" style:text-position="-26% 58%" style:letter-kerning="true" fo:language="pt" fo:country="BR" style:language-asian="hi" style:country-asian="IN" style:font-name-asian="Mangal"/>
    </style:style>
    <style:style style:name="T12" style:family="text">
      <style:text-properties style:font-name="Arial"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size="10pt" fo:color="#000000" fo:language="none" fo:country="none" style:language-asian="none" style:country-asian="none" style:font-name-asian="Segoe UI"/>
    </style:style>
    <style:style style:name="T13" style:family="text">
      <style:text-properties style:font-name="Arial"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fo:language="none" fo:country="none" style:language-asian="none" style:country-asian="none" style:font-name-asian="Segoe UI" fo:font-size="12pt"/>
    </style:style>
  </office:automatic-styles>
  <office:body>
    <office:spreadsheet>
      <table:calculation-settings table:automatic-find-labels="false" table:use-regular-expressions="false" table:use-wildcards="true"/>
      <table:table table:name="Planilha1" table:style-name="ta1">
        <office:forms form:automatic-focus="false" form:apply-design-mode="false"/>
        <table:table-column table:style-name="co1" table:default-cell-style-name="Default"/>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Default"/>
        <table:table-column table:style-name="co3" table:visibility="collapse" table:number-columns-repeated="57" table:default-cell-style-name="Default"/>
        <table:table-row table:style-name="ro1">
          <table:table-cell/>
          <table:table-cell table:style-name="ce1" office:value-type="string" calcext:value-type="string">
            <text:p>Nome da Métrica</text:p>
          </table:table-cell>
          <table:table-cell table:style-name="ce7" office:value-type="string" calcext:value-type="string">
            <text:p>Range</text:p>
          </table:table-cell>
          <table:table-cell table:style-name="ce9" office:value-type="string" calcext:value-type="string">
            <text:p>Descrição</text:p>
          </table:table-cell>
          <table:table-cell table:style-name="ce10" office:value-type="string" calcext:value-type="string">
            <text:p>Implementado</text:p>
          </table:table-cell>
          <table:table-cell table:style-name="ce11" office:value-type="string" calcext:value-type="string">
            <text:p>Problemas</text:p>
          </table:table-cell>
          <table:table-cell table:number-columns-repeated="58"/>
        </table:table-row>
        <table:table-row table:style-name="ro2">
          <table:table-cell/>
          <table:table-cell table:style-name="ce15" office:value-type="string" calcext:value-type="string">
            <text:p>Suporte </text:p>
            <text:p><text:span text:style-name="T1">(</text:span><text:span text:style-name="T2">Support</text:span><text:span text:style-name="T1">)</text:span></text:p>
          </table:table-cell>
          <table:table-cell table:style-name="ce21" office:value-type="string" calcext:value-type="string">
            <text:p>[0 , 1]</text:p>
          </table:table-cell>
          <table:table-cell table:style-name="ce15" office:value-type="string" calcext:value-type="string">
            <text:p><text:span text:style-name="T1">O suporte é definido como a proporção em que um determinado item ou agrupamento de itens(</text:span><text:span text:style-name="T2">itemset</text:span><text:span text:style-name="T1">) está presente em relação a base de dados. O suporte é a  frequência em que este item ou agrupamento de itens(</text:span><text:span text:style-name="T2">itemset</text:span><text:span text:style-name="T1">) está presente na base de dados.</text:span></text:p>
            <text:p>Quanto maior o valor de suporte, maior a presença deste conjunto de itens na base de dados e maior o interesse neste, do ponto de vista quantitativo.</text:p>
          </table:table-cell>
          <table:table-cell table:style-name="ce21" office:value-type="float" office:value="1" calcext:value-type="float">
            <text:p>1</text:p>
          </table:table-cell>
          <table:table-cell table:style-name="ce25"/>
          <table:table-cell table:number-columns-repeated="58"/>
        </table:table-row>
        <table:table-row table:style-name="ro2">
          <table:table-cell/>
          <table:table-cell table:style-name="ce16" office:value-type="string" calcext:value-type="string">
            <text:p>Confiança </text:p>
            <text:p><text:span text:style-name="T1">(</text:span><text:span text:style-name="T2">Confidence, Strength</text:span><text:span text:style-name="T1">)</text:span></text:p>
          </table:table-cell>
          <table:table-cell table:style-name="ce17" office:value-type="string" calcext:value-type="string">
            <text:p>[0 , 1]</text:p>
          </table:table-cell>
          <table:table-cell table:style-name="ce17" office:value-type="string" calcext:value-type="string">
            <text:p>A confiança é uma medida de intensidade de correlacionamento entre os subgrupos de itens em uma determinada regra de associação. É a frequência em que <text:s/>o consequente da regra está presente junto ao antecedente na base de dados na forma da regra. Quanto maior o valor da confiança, maior a correlação entre o antecedente e o consequente da regra. Maior a associação entre eles na base de dados.</text:p>
          </table:table-cell>
          <table:table-cell table:style-name="ce17" office:value-type="float" office:value="1" calcext:value-type="float">
            <text:p>1</text:p>
          </table:table-cell>
          <table:table-cell table:style-name="ce26" office:value-type="string" calcext:value-type="string">
            <text:p>Caso o suporte do itemset consequente seja maior do que o suporte do itemset antecedente, a confiança pode superestimar a relevância da regra</text:p>
          </table:table-cell>
          <table:table-cell table:number-columns-repeated="58"/>
        </table:table-row>
        <table:table-row table:style-name="ro2">
          <table:table-cell/>
          <table:table-cell table:style-name="ce16" office:value-type="string" calcext:value-type="string">
            <text:p>Confiança</text:p>
            <text:p>Centrada</text:p>
            <text:p><text:span text:style-name="T1">(</text:span><text:span text:style-name="T2">Added Value,</text:span></text:p>
            <text:p>Pavillon Index,</text:p>
            <text:p>Centered</text:p>
            <text:p><text:span text:style-name="T2">Confidence</text:span><text:span text:style-name="T1">)</text:span></text:p>
          </table:table-cell>
          <table:table-cell table:style-name="ce17" office:value-type="string" calcext:value-type="string">
            <text:p>[-0.5 , 1]</text:p>
          </table:table-cell>
          <table:table-cell table:style-name="ce17" office:value-type="string" calcext:value-type="string">
            <text:p>A confiança centrada é dada pela diferença entre a confiança da regra e o suporte do consequente. Se o valor for = 0 antecedente e consequente são estatísticamente independentes. O valor <text:s/>resultante aumenta conjuntamente (monotonicamente) com o valor de suporte da regra se o valor de suporte do antecedente e do consequente permanecem constantes (não variarem). O valor resultante diminui conjuntamente (monotonicamente) com o suporte do consequente se o valor do suporte da regra e o suporte do consequente permanecerem constantes (não variarem)</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Confiaça Total (</text:span><text:span text:style-name="T2">All-Confidence</text:span><text:span text:style-name="T1">)</text:span></text:p>
          </table:table-cell>
          <table:table-cell table:style-name="ce17" office:value-type="string" calcext:value-type="string">
            <text:p>[0 , 1]</text:p>
          </table:table-cell>
          <table:table-cell table:style-name="ce17" office:value-type="string" calcext:value-type="string">
            <text:p><text:span text:style-name="T1">A confiança total não é definida em regras e sim em  itemsets. A confiança total de um itemset X é determinada pelo suporte deste itemset dividido pelo maior suporte de um subconjunto pertencente ao itemset X.</text:span></text:p>
            <text:p>Quanto maior for o valor resultante maior a relação de dependência entre os subconjuntos relacionados a X.</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Confiança</text:p>
            <text:p><text:span text:style-name="T1">Casual (</text:span><text:span text:style-name="T2">Casual Confidence</text:span><text:span text:style-name="T1">)</text:span></text:p>
          </table:table-cell>
          <table:table-cell table:style-name="ce17" office:value-type="string" calcext:value-type="string">
            <text:p>[0 , 1]</text:p>
          </table:table-cell>
          <table:table-cell table:style-name="ce17" office:value-type="string" calcext:value-type="string">
            <text:p><text:span text:style-name="T1">A confiança casual é dada pela metade do valor do somatório da confiança da regra e a confiança da regra em que o consequente e o antecedente são negados (lógica booleana).</text:span></text:p>
            <text:p><text:span text:style-name="T1">O objetivo desta métrica é aprimorar a confiaça adicionando uma relação a seus negativos.</text:span></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Suporte Casual (</text:span><text:span text:style-name="T2">Casual </text:span></text:p>
            <text:p><text:span text:style-name="T2">Support</text:span><text:span text:style-name="T1">)</text:span></text:p>
          </table:table-cell>
          <table:table-cell table:style-name="ce17" office:value-type="string" calcext:value-type="string">
            <text:p>[0 , 2]</text:p>
          </table:table-cell>
          <table:table-cell table:style-name="ce17" office:value-type="string" calcext:value-type="string">
            <text:p><text:span text:style-name="T1">O suporte casual é dado pelo somatório do suporte da regra e o suporte da regra em que o consequente e o antecedente são negados (lógica booleana).</text:span></text:p>
            <text:p><text:span text:style-name="T1">O objetivo desta métrica é aprimorar o suporte adicionando uma relação a seus negativos.</text:span></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Fator de </text:p>
            <text:p>Certeza</text:p>
            <text:p><text:span text:style-name="T1">(</text:span><text:span text:style-name="T2">Certainty</text:span></text:p>
            <text:p><text:span text:style-name="T2"> Factor,</text:span></text:p>
            <text:p><text:span text:style-name="T2">Loevinger</text:span><text:span text:style-name="T1">)</text:span></text:p>
          </table:table-cell>
          <table:table-cell table:style-name="ce17" office:value-type="string" calcext:value-type="string">
            <text:p>[-1 , 1]</text:p>
          </table:table-cell>
          <table:table-cell table:style-name="ce17" office:value-type="string" calcext:value-type="string">
            <text:p>O fator de certeza é uma métrica que indica a variação da probabilidade  do consequente estar presente em transações do antecedente.</text:p>
            <text:p><text:span text:style-name="T1">O valor 0 indica Independência, as variações de vaor negativo ou positivo indicam um aumento na probabilidade de existência do consequente nas transações envolvendo o antecedente.</text:span></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Qui-Quadrado (</text:span><text:span text:style-name="T2">Chi-Squared</text:span><text:span text:style-name="T1">)</text:span></text:p>
          </table:table-cell>
          <table:table-cell table:style-name="ce17" office:value-type="string" calcext:value-type="string">
            <text:p><text:span text:style-name="T1">[0 , </text:span><text:span text:style-name="T3">∞</text:span><text:span text:style-name="T4">]</text:span></text:p>
          </table:table-cell>
          <table:table-cell table:style-name="ce17" office:value-type="string" calcext:value-type="string">
            <text:p>O teste do Qui-Quadrado tem por objetivo testar a independência entre o antecedente da regra e consequente. O valor crítico da distribuição Qui-Quadrado com grau 1 de liberdade (tabela de contingência 2x2) em <text:span text:style-name="T5">ᾳ=0,05 é 3,84. É provável que a tabela de contingência tenha baixos valores esperados, sendo assim o teste de Fisher pode ser mais apropriado.</text:span></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axa de </text:p>
            <text:p>Suporte</text:p>
            <text:p>Cruzado</text:p>
            <text:p><text:span text:style-name="T1">(</text:span><text:span text:style-name="T2">Cross-Support Ratio</text:span><text:span text:style-name="T1">)</text:span></text:p>
          </table:table-cell>
          <table:table-cell table:style-name="ce17" office:value-type="string" calcext:value-type="string">
            <text:p>[0 , 1]</text:p>
          </table:table-cell>
          <table:table-cell table:style-name="ce17" office:value-type="string" calcext:value-type="string">
            <text:p>A taxa de Suporte Cruzado é definada no conjuntpo de itens (Itemsets) como sendo a razão entre o item menos frequente no itemset X pelo item mais frequente no itemset x. Normalmente, muitos padrões encontrados são padrões de suporte cruzado que contêm itens frequentes e raros. Esses padrões tendem a ser espúriuos</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Força Coletiva (</text:span><text:span text:style-name="T2">Collective Strength</text:span><text:span text:style-name="T1">)</text:span></text:p>
          </table:table-cell>
          <table:table-cell table:style-name="ce17" office:value-type="string" calcext:value-type="string">
            <text:p><text:span text:style-name="T1">[0 , </text:span><text:span text:style-name="T3">∞</text:span><text:span text:style-name="T4">]</text:span></text:p>
          </table:table-cell>
          <table:table-cell table:style-name="ce17" office:value-type="string" calcext:value-type="string">
            <text:p>V (X) é definido como taxa de violação e E [] é um <text:s/>valor esperado para itens independentes. A taxa de violação é a fração de transações que contém alguns dos itens em um conjunto de itens, mas não todos. A força coletiva fornece 0 para itens correlacionados perfeitamente negativos, infinito para itens correlacionados perfeitamente positivos e 1 se os itens co-ocorrerem conforme o esperado sob independência.</text:p>
          </table:table-cell>
          <table:table-cell table:style-name="ce17" office:value-type="float" office:value="0" calcext:value-type="float">
            <text:p>0</text:p>
          </table:table-cell>
          <table:table-cell table:style-name="ce26" office:value-type="string" calcext:value-type="string">
            <text:p>O problema é que, para itens com probabilidades médias a baixas, as observações dos valores esperados da taxa de violação são dominadas pela proporção de transações que não contêm nenhum dos itens em X. Para esses conjuntos de itens, a força coletiva produz valores próximos a um, mesmo se o conjunto de itens aparecer várias vezes mais frequentemente do que o esperado juntos.</text:p>
          </table:table-cell>
          <table:table-cell table:number-columns-repeated="58"/>
        </table:table-row>
        <table:table-row table:style-name="ro2">
          <table:table-cell/>
          <table:table-cell table:style-name="ce16" office:value-type="string" calcext:value-type="string">
            <text:p>Convicção</text:p>
            <text:p><text:span text:style-name="T1">(</text:span><text:span text:style-name="T2">Conviction</text:span><text:span text:style-name="T1">)</text:span></text:p>
          </table:table-cell>
          <table:table-cell table:style-name="ce17" office:value-type="string" calcext:value-type="string">
            <text:p><text:span text:style-name="T1">[0 , </text:span><text:span text:style-name="T3">∞</text:span><text:span text:style-name="T4">]</text:span></text:p>
          </table:table-cell>
          <table:table-cell table:style-name="ce17" office:value-type="string" calcext:value-type="string">
            <text:p><text:span text:style-name="T1">A convicção foi desenvolvida como uma alternativa à confiança, que não captou a direção das associações adequadamente.A convicção compara a probabilidade de X aparecer sem Y se eles dependessem da frequência real da aparência de X sem Y. Nesse aspecto, é semelhante ao Elevador (Lift), no entanto, em contraste com o Elevador (Lift )é uma medida direcionada, pois também usa as informações da ausência do conseqüente. Um fato interessante é que a convicção é monótona em confiança e força. 1 indica independência, regras que sempre se mantém possui </text:span><text:span text:style-name="T3">∞</text:span><text:span text:style-name="T4"> valores</text:span></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Coseno </text:p>
            <text:p><text:span text:style-name="T1">(</text:span><text:span text:style-name="T2">Cosine</text:span><text:span text:style-name="T1">)</text:span></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Cobertura </text:p>
            <text:p><text:span text:style-name="T1">(</text:span><text:span text:style-name="T2">Coverage</text:span><text:span text:style-name="T1">)</text:span></text:p>
          </table:table-cell>
          <table:table-cell table:style-name="ce17" office:value-type="string" calcext:value-type="string">
            <text:p>[0 , 1]</text:p>
          </table:table-cell>
          <table:table-cell table:style-name="ce17" office:value-type="string" calcext:value-type="string">
            <text:p>A cobertura é definida como o suporte do antecedente em uma regra de associação e ou suporte LHS. Ele mede com que freqüência uma regra antecedente ⇒ consequente é aplicável em um banco de dados.</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Confiança</text:p>
            <text:p>Descritiva</text:p>
            <text:p>Confirmada</text:p>
            <text:p><text:span text:style-name="T1">(</text:span><text:span text:style-name="T2">Descriptive Confirmed </text:span></text:p>
            <text:p><text:span text:style-name="T2">Confidence</text:span><text:span text:style-name="T1">)</text:span></text:p>
          </table:table-cell>
          <table:table-cell table:style-name="ce17" office:value-type="string" calcext:value-type="string">
            <text:p>[-1 , 1]</text:p>
          </table:table-cell>
          <table:table-cell table:style-name="ce17" office:value-type="string" calcext:value-type="string">
            <text:p>É determinada pela diferença da confiaça da regras pela confiança da regra com o consequente negado, ou seja, a diferença entre a probabilidade da ocorrência do consequente quando occrre o antecedente pela probalidade da não occorrência do consequente quando ocorre o antecedente. 0 demonstra neutralidade entre as ocorrências, valores negativos demonstram que a não ocorrência do consequente é maior e valores positivos demonstram que a ocorrência do consequente é maior.</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Diferença de Confiança</text:p>
            <text:p><text:span text:style-name="T1">(</text:span><text:span text:style-name="T2">Difference of Confidence</text:span><text:span text:style-name="T1">)</text:span></text:p>
          </table:table-cell>
          <table:table-cell table:style-name="ce17" office:value-type="string" calcext:value-type="string">
            <text:p>[-1 , 1]</text:p>
          </table:table-cell>
          <table:table-cell table:style-name="ce17" office:value-type="string" calcext:value-type="string">
            <text:p>É determinada pela diferença da confiaça da regras pela confiança da regra com o antecedente negado, ou seja, a diferença entre a probabilidade da ocorrência do consequente quando occrre o antecedente pela probalidade da não occorrência do antecedente quando ocorre o consequente. 0 demonstra neutralidade entre as ocorrências, valores negativos demonstram que a não ocorrência do antecedente é maior e valores positivos demonstram que a ocorrência do antecedente é maior.</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7" office:value-type="string" calcext:value-type="string">
            <text:p>Exemplo e Taxa de </text:p>
            <text:p>Contra-Exemplo</text:p>
            <text:p>(Example and Counter-Example Rate)</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Teste Exato de </text:span><text:span text:style-name="T2">Fisher </text:span></text:p>
            <text:p><text:span text:style-name="T1">(</text:span><text:span text:style-name="T2">Fisher’s Exact Test</text:span><text:span text:style-name="T1">)</text:span></text:p>
          </table:table-cell>
          <table:table-cell table:style-name="ce17" office:value-type="string" calcext:value-type="string">
            <text:p>[0 , 1]</text:p>
          </table:table-cell>
          <table:table-cell table:style-name="ce17" office:value-type="string" calcext:value-type="string">
            <text:p>Escala de valor “P”</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Índice </text:span><text:span text:style-name="T2">Gini</text:span><text:span text:style-name="T1"> </text:span></text:p>
            <text:p><text:span text:style-name="T1">(</text:span><text:span text:style-name="T2">Gini Index</text:span><text:span text:style-name="T1">)</text:span></text:p>
          </table:table-cell>
          <table:table-cell table:style-name="ce17" office:value-type="string" calcext:value-type="string">
            <text:p>[0 , 1]</text:p>
          </table:table-cell>
          <table:table-cell table:style-name="ce17" office:value-type="string" calcext:value-type="string">
            <text:p>0 par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Hiperconfiança (</text:span><text:span text:style-name="T2">Hyper_Confidence</text:span><text:span text:style-name="T1">)</text:span></text:p>
          </table:table-cell>
          <table:table-cell table:style-name="ce17" office:value-type="string" calcext:value-type="string">
            <text:p>[0 , 1]</text:p>
          </table:table-cell>
          <table:table-cell table:style-name="ce17" office:value-type="string" calcext:value-type="string">
            <text:p><text:span text:style-name="T6">O nível de confiança para observação de contagens muito altas / baixas para as regras X ⇒ Y usando o modelo hipergeométrico.Como as contagens são extraídas de um</text:span><text:span text:style-name="T7">a distribuição hipergeométrica (representada pela variável aleatória C</text:span><text:span text:style-name="T8">xy</text:span><text:span text:style-name="T7"> com parâmetros conhecidos dados pelas contagens c</text:span><text:span text:style-name="T9">x</text:span><text:span text:style-name="T7"> e c</text:span><text:span text:style-name="T9">y</text:span><text:span text:style-name="T7">, podemos calcular um intervalo de confiança para as contagens observadas c</text:span><text:span text:style-name="T9">xy</text:span><text:span text:style-name="T7">  decorrentes da distribuição. Um nível de confiança de, por exemplo,&gt; 0,95 indica que há apenas 5% de chance de a contagem da regra ser gerada aleatoriamente.</text:span></text:p>
          </table:table-cell>
          <table:table-cell table:style-name="ce17" office:value-type="float" office:value="0" calcext:value-type="float">
            <text:p>0</text:p>
          </table:table-cell>
          <table:table-cell table:style-name="ce26"/>
          <table:table-cell table:number-columns-repeated="58"/>
        </table:table-row>
        <table:table-row table:style-name="ro2">
          <table:table-cell/>
          <table:table-cell table:style-name="ce16" office:value-type="string" calcext:value-type="string">
            <text:p><text:span text:style-name="T1">Hiper-</text:span><text:span text:style-name="T2">Lift</text:span><text:span text:style-name="T1"> </text:span></text:p>
            <text:p><text:span text:style-name="T1">(</text:span><text:span text:style-name="T2">Hyper-Lift</text:span><text:span text:style-name="T1">)</text:span></text:p>
          </table:table-cell>
          <table:table-cell table:style-name="ce17" office:value-type="string" calcext:value-type="string">
            <text:p><text:span text:style-name="T1">[0 , </text:span><text:span text:style-name="T3">∞</text:span><text:span text:style-name="T4">]</text:span></text:p>
          </table:table-cell>
          <table:table-cell table:style-name="ce17" office:value-type="string" calcext:value-type="string">
            <text:p><text:span text:style-name="T6">Adaptação da medida de elevação mais robusta para contagens baixas usando um modelo de contagem hipergeométrica. Onde </text:span><text:span text:style-name="T10">c</text:span><text:span text:style-name="T11">xy</text:span><text:span text:style-name="T12"> é o número de transações contendo X e Y e Qδ [CXY] é o quantil da distribuição hipergeométrica com os parâmetros </text:span><text:span text:style-name="T13">c</text:span><text:span text:style-name="T11">x</text:span><text:span text:style-name="T12"> e </text:span><text:span text:style-name="T13">c</text:span><text:span text:style-name="T11">y</text:span> dados por δ (normalmente o quantil de 99 ou 95%).1 indica independência.</text:p>
          </table:table-cell>
          <table:table-cell table:style-name="ce17" office:value-type="float" office:value="0" calcext:value-type="float">
            <text:p>0</text:p>
          </table:table-cell>
          <table:table-cell table:style-name="ce26"/>
          <table:table-cell table:number-columns-repeated="58"/>
        </table:table-row>
        <table:table-row table:style-name="ro2">
          <table:table-cell/>
          <table:table-cell table:style-name="ce16" office:value-type="string" calcext:value-type="string">
            <text:p>Taxa de </text:p>
            <text:p>Desequilibrio</text:p>
            <text:p><text:span text:style-name="T1">(</text:span><text:span text:style-name="T2">Imbalance </text:span></text:p>
            <text:p><text:span text:style-name="T2">Ratio</text:span><text:span text:style-name="T1">)</text:span></text:p>
          </table:table-cell>
          <table:table-cell table:style-name="ce17" office:value-type="string" calcext:value-type="string">
            <text:p>[0 , 1]</text:p>
          </table:table-cell>
          <table:table-cell table:style-name="ce17" office:value-type="string" calcext:value-type="string">
            <text:p>Essa métrica mede o grau de desequilíbrio entre dois eventos em que o antecedente e o consequente estão contidos em uma transação. A proporção é próxima de 0 se as probabilidades condicionais forem semelhantes (ou seja, muito equilibradas) e próxima de 1 se forem muito diferentes.0 indica um balanceamento (equilíbrio), regra tipicamente desinteressante</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Importância </text:p>
            <text:p><text:span text:style-name="T1">(</text:span><text:span text:style-name="T2">Importance</text:span><text:span text:style-name="T1">)</text:span></text:p>
          </table:table-cell>
          <table:table-cell table:style-name="ce17" office:value-type="string" calcext:value-type="string">
            <text:p><text:span text:style-name="T1">[-</text:span><text:span text:style-name="T3">∞,∞</text:span><text:span text:style-name="T4">]</text:span></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Melhoria, Aprimoramento </text:p>
            <text:p><text:span text:style-name="T1">(</text:span><text:span text:style-name="T2">Improvement</text:span><text:span text:style-name="T1">)</text:span></text:p>
          </table:table-cell>
          <table:table-cell table:style-name="ce17" office:value-type="string" calcext:value-type="string">
            <text:p>[0 , 1]</text:p>
          </table:table-cell>
          <table:table-cell table:style-name="ce17" office:value-type="string" calcext:value-type="string">
            <text:p>O aprimoramento de uma regra é a diferença mínima entre sua confiança e a confiança de qualquer sub-regra adequada com o mesmo consequente. A idéia é que só queremos estender o antecedente da regra se isso melhorar a regra o suficiente.</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Coeficiente de </text:span><text:span text:style-name="T2">Jacard</text:span><text:span text:style-name="T1"> </text:span></text:p>
            <text:p><text:span text:style-name="T1">(</text:span><text:span text:style-name="T2">Jaccard </text:span></text:p>
            <text:p><text:span text:style-name="T2">Coefficient</text:span><text:span text:style-name="T1">)</text:span></text:p>
          </table:table-cell>
          <table:table-cell table:style-name="ce17" office:value-type="string" calcext:value-type="string">
            <text:p>[-1 , 1]</text:p>
          </table:table-cell>
          <table:table-cell table:style-name="ce17" office:value-type="string" calcext:value-type="string">
            <text:p>0 par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Medida </text:span><text:span text:style-name="T2">J</text:span><text:span text:style-name="T1"> </text:span></text:p>
            <text:p><text:span text:style-name="T1">(</text:span><text:span text:style-name="T2">J-Measure</text:span><text:span text:style-name="T1">)</text:span></text:p>
          </table:table-cell>
          <table:table-cell table:style-name="ce17" office:value-type="string" calcext:value-type="string">
            <text:p>[0 , 1]</text:p>
          </table:table-cell>
          <table:table-cell table:style-name="ce17" office:value-type="string" calcext:value-type="string">
            <text:p>0 par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8" office:value-type="string" calcext:value-type="string">
            <text:p>Kappa</text:p>
          </table:table-cell>
          <table:table-cell table:style-name="ce17" office:value-type="string" calcext:value-type="string">
            <text:p>[-1 , 1]</text:p>
          </table:table-cell>
          <table:table-cell table:style-name="ce17" office:value-type="string" calcext:value-type="string">
            <text:p>0 par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8" office:value-type="string" calcext:value-type="string">
            <text:p>Klosgen</text:p>
          </table:table-cell>
          <table:table-cell table:style-name="ce17" office:value-type="string" calcext:value-type="string">
            <text:p>[-1 , 1]</text:p>
          </table:table-cell>
          <table:table-cell table:style-name="ce17" office:value-type="string" calcext:value-type="string">
            <text:p>0 par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8" office:value-type="string" calcext:value-type="string">
            <text:p>Kulezynski</text:p>
          </table:table-cell>
          <table:table-cell table:style-name="ce17" office:value-type="string" calcext:value-type="string">
            <text:p>[0 , 1]</text:p>
          </table:table-cell>
          <table:table-cell table:style-name="ce17" office:value-type="string" calcext:value-type="string">
            <text:p>0,5 significa neutro, tipicamente desinteressante</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Associação </text:p>
            <text:p>Preditiva </text:p>
            <text:p><text:span text:style-name="T1">(</text:span><text:span text:style-name="T2">Goodman-Kruskal, Predictive Association</text:span><text:span text:style-name="T1">)</text:span></text:p>
          </table:table-cell>
          <table:table-cell table:style-name="ce17" office:value-type="string" calcext:value-type="string">
            <text:p>[0 , 1]</text:p>
          </table:table-cell>
          <table:table-cell table:style-name="ce17"/>
          <table:table-cell table:style-name="ce17" office:value-type="float" office:value="0" calcext:value-type="float">
            <text:p>0</text:p>
          </table:table-cell>
          <table:table-cell table:style-name="ce26"/>
          <table:table-cell table:number-columns-repeated="58"/>
        </table:table-row>
        <table:table-row table:style-name="ro2">
          <table:table-cell/>
          <table:table-cell table:style-name="ce16" office:value-type="string" calcext:value-type="string">
            <text:p>Confiança </text:p>
            <text:p><text:span text:style-name="T1">Corrigida por </text:span><text:span text:style-name="T2">Laplace </text:span></text:p>
            <text:p><text:span text:style-name="T1">(</text:span><text:span text:style-name="T2">Laplace </text:span></text:p>
            <text:p>Corrected </text:p>
            <text:p><text:span text:style-name="T2">Confidence</text:span><text:span text:style-name="T1">)</text:span></text:p>
          </table:table-cell>
          <table:table-cell table:style-name="ce17" office:value-type="string" calcext:value-type="string">
            <text:p>[0 , 1]</text:p>
          </table:table-cell>
          <table:table-cell table:style-name="ce17" office:value-type="string" calcext:value-type="string">
            <text:p>A confiança corrigida por Laplace diminui com menor suporte para explicar a incerteza de estimativa com contagens baixas.</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Menos </text:p>
            <text:p>Contradição</text:p>
            <text:p><text:span text:style-name="T1">(</text:span><text:span text:style-name="T2">Least </text:span></text:p>
            <text:p><text:span text:style-name="T2">Contradiction</text:span><text:span text:style-name="T1">)</text:span></text:p>
          </table:table-cell>
          <table:table-cell table:style-name="ce17" office:value-type="string" calcext:value-type="string">
            <text:p>[-1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Similaridade de </text:span><text:span text:style-name="T2">Lerman</text:span><text:span text:style-name="T1"> (</text:span><text:span text:style-name="T2">Lerman Similarity</text:span><text:span text:style-name="T1">)</text:span></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Alavancagem, </text:p>
            <text:p><text:span text:style-name="T1">Medida </text:span><text:span text:style-name="T2">Piatetsky-Shapiro</text:span><text:span text:style-name="T1"> </text:span></text:p>
            <text:p><text:span text:style-name="T1">(</text:span><text:span text:style-name="T2">Leverage, Piatetsky-Shapiro Measure</text:span><text:span text:style-name="T1">)</text:span></text:p>
          </table:table-cell>
          <table:table-cell table:style-name="ce17" office:value-type="string" calcext:value-type="string">
            <text:p>[-1 , 1]</text:p>
          </table:table-cell>
          <table:table-cell table:style-name="ce17" office:value-type="string" calcext:value-type="string">
            <text:p>A alavancagem mede a diferença de X e Y aparecem juntos no conjunto de dados e o que seria esperado se X e Y fossem estatisticamente dependentes. O racional em um cenário de vendas é descobrir quantas mais unidades (itens X e Y juntos) são vendidas do que o esperado nas vendas independentes.O uso de limites mínimos de alavancagem incorpora ao mesmo tempo uma restrição de frequência implícita.Por exemplo, para definir um min.alavancar limites para 0,01% (corresponde a 10 ocorrências em um conjunto de dados com 100.000 transações), primeiro é possível usar um algoritmo para localizar todos os conjuntos de itens (Itemsets) com min.suporte de 0,01% e, em seguida, filtre os conjuntos de itens encontrados usando a restrição de alavancagem.Devido a essa propriedade, a alavancagem também pode sofrer com o problema de itens raros.0 indic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Elevação, </text:p>
            <text:p>Interesse, Juros </text:p>
            <text:p><text:span text:style-name="T1">(</text:span><text:span text:style-name="T2">Lift, Interest</text:span><text:span text:style-name="T1">)</text:span></text:p>
          </table:table-cell>
          <table:table-cell table:style-name="ce17" office:value-type="string" calcext:value-type="string">
            <text:p><text:span text:style-name="T1">[0 , </text:span><text:span text:style-name="T3">∞</text:span><text:span text:style-name="T4">]</text:span></text:p>
          </table:table-cell>
          <table:table-cell table:style-name="ce17" office:value-type="string" calcext:value-type="string">
            <text:p>A métrica elevação mede quantas vezes mais X e Y ocorrem juntos além do esperado, se fossem estatisticamente independentes.Um valor de elevação de 1 indica independência entre X e Y. A métrica Elevação não está fechada para baixo e não sofre com o problema do item raro. Além disso, a Elevação é suscetível a ruídos em bancos de dados pequenos.Conjuntos de itens raros com baixa contagem (baixa probabilidade) que, por acaso, ocorrem algumas vezes (ou apenas uma vez) juntos, podem produzir enormes valores de elevação.</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Confiança </text:p>
            <text:p><text:span text:style-name="T1">Máxima (</text:span><text:span text:style-name="T2">MaxConfidence</text:span><text:span text:style-name="T1">)</text:span></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Informação Mútua, Incerteza (</text:span><text:span text:style-name="T2">Mutual Information, </text:span></text:p>
            <text:p><text:span text:style-name="T2">Uncertainty</text:span><text:span text:style-name="T1">)</text:span></text:p>
          </table:table-cell>
          <table:table-cell table:style-name="ce17" office:value-type="string" calcext:value-type="string">
            <text:p>[0 , 1]</text:p>
          </table:table-cell>
          <table:table-cell table:style-name="ce17" office:value-type="string" calcext:value-type="string">
            <text:p>0 para independência</text:p>
          </table:table-cell>
          <table:table-cell table:style-name="ce17" office:value-type="float" office:value="0" calcext:value-type="float">
            <text:p>0</text:p>
          </table:table-cell>
          <table:table-cell table:style-name="ce26"/>
          <table:table-cell table:number-columns-repeated="58"/>
        </table:table-row>
        <table:table-row table:style-name="ro2">
          <table:table-cell/>
          <table:table-cell table:style-name="ce16" office:value-type="string" calcext:value-type="string">
            <text:p><text:span text:style-name="T1">Taxa </text:span><text:span text:style-name="T2">Odds</text:span><text:span text:style-name="T1"> </text:span></text:p>
            <text:p><text:span text:style-name="T1">(</text:span><text:span text:style-name="T2">Odds Ratio</text:span><text:span text:style-name="T1">)</text:span></text:p>
          </table:table-cell>
          <table:table-cell table:style-name="ce17" office:value-type="string" calcext:value-type="string">
            <text:p><text:span text:style-name="T1">[0 , </text:span><text:span text:style-name="T3">∞</text:span><text:span text:style-name="T4">]</text:span></text:p>
          </table:table-cell>
          <table:table-cell table:style-name="ce17" office:value-type="string" calcext:value-type="string">
            <text:p>1 indica que consequente não está associado ao antecedente</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Coeficiente de Correlação </text:p>
            <text:p><text:span text:style-name="T1">(</text:span><text:span text:style-name="T2">Correlation </text:span></text:p>
            <text:p><text:span text:style-name="T2">Coefficient</text:span><text:span text:style-name="T1">)</text:span></text:p>
          </table:table-cell>
          <table:table-cell table:style-name="ce17" office:value-type="string" calcext:value-type="string">
            <text:p>[-1 , 1]</text:p>
          </table:table-cell>
          <table:table-cell table:style-name="ce17" office:value-type="string" calcext:value-type="string">
            <text:p>0 quando antecedente e consequente são independentes</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Medida de </text:p>
            <text:p><text:span text:style-name="T2">Ralambondrainy </text:span><text:span text:style-name="T1">(</text:span><text:span text:style-name="T2">Ralambondrainy </text:span></text:p>
            <text:p><text:span text:style-name="T2">Measure</text:span><text:span text:style-name="T1">)</text:span></text:p>
          </table:table-cell>
          <table:table-cell table:style-name="ce17" office:value-type="string" calcext:value-type="string">
            <text:p>[0 , 1]</text:p>
          </table:table-cell>
          <table:table-cell table:style-name="ce17" office:value-type="string" calcext:value-type="string">
            <text:p>Menor é melhor</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Desequilíbrio de Ligação </text:p>
            <text:p>Relativo</text:p>
            <text:p><text:span text:style-name="T1">(</text:span><text:span text:style-name="T2">Relative </text:span></text:p>
            <text:p>Linkage </text:p>
            <text:p><text:span text:style-name="T2">Disequilibrium</text:span><text:span text:style-name="T1">)</text:span></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Fator de </text:p>
            <text:p>Potência de </text:p>
            <text:p><text:span text:style-name="T1">Regra (</text:span><text:span text:style-name="T2">Rule Power Factor</text:span><text:span text:style-name="T1">)</text:span></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Medida </text:span><text:span text:style-name="T2">Sebag-Schoenauer</text:span><text:span text:style-name="T1"> </text:span></text:p>
            <text:p><text:span text:style-name="T1">(</text:span><text:span text:style-name="T2">Seabag-Schoenauer measure</text:span><text:span text:style-name="T1">)</text:span></text:p>
          </table:table-cell>
          <table:table-cell table:style-name="ce17" office:value-type="string" calcext:value-type="string">
            <text:p>[0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Ligação de </text:p>
            <text:p><text:span text:style-name="T1">Taxas Variáveis (</text:span><text:span text:style-name="T2">Varying Rates Liaison</text:span><text:span text:style-name="T1">)</text:span></text:p>
          </table:table-cell>
          <table:table-cell table:style-name="ce17" office:value-type="string" calcext:value-type="string">
            <text:p><text:span text:style-name="T1">[-1 , </text:span><text:span text:style-name="T3">∞</text:span><text:span text:style-name="T4">]</text:span></text:p>
          </table:table-cell>
          <table:table-cell table:style-name="ce17" office:value-type="string" calcext:value-type="string">
            <text:p>0 para independência</text:p>
          </table:table-cell>
          <table:table-cell table:style-name="ce17" office:value-type="float" office:value="1" calcext:value-type="float">
            <text:p>1</text:p>
          </table:table-cell>
          <table:table-cell table:style-name="ce26"/>
          <table:table-cell table:number-columns-repeated="58"/>
        </table:table-row>
        <table:table-row table:style-name="ro2">
          <table:table-cell/>
          <table:table-cell table:style-name="ce16" office:value-type="string" calcext:value-type="string">
            <text:p><text:span text:style-name="T1">Q de </text:span><text:span text:style-name="T2">Yule</text:span><text:span text:style-name="T1"> e Y de </text:span><text:span text:style-name="T2">Yule</text:span><text:span text:style-name="T1"> (</text:span><text:span text:style-name="T2">Yule’s Q and Yule’s Y</text:span><text:span text:style-name="T1">)</text:span></text:p>
          </table:table-cell>
          <table:table-cell table:style-name="ce17" office:value-type="string" calcext:value-type="string">
            <text:p>[-1 , 1]</text:p>
          </table:table-cell>
          <table:table-cell table:style-name="ce17"/>
          <table:table-cell table:style-name="ce17" office:value-type="float" office:value="1" calcext:value-type="float">
            <text:p>1</text:p>
          </table:table-cell>
          <table:table-cell table:style-name="ce26"/>
          <table:table-cell table:number-columns-repeated="58"/>
        </table:table-row>
        <table:table-row table:style-name="ro3">
          <table:table-cell table:number-columns-repeated="64"/>
        </table:table-row>
        <table:table-row table:style-name="ro3" table:visibility="collapse">
          <table:table-cell table:number-columns-repeated="64"/>
        </table:table-row>
        <table:table-row table:style-name="ro2" table:visibility="collapse" table:number-rows-repeated="1048528">
          <table:table-cell table:number-columns-repeated="64"/>
        </table:table-row>
        <table:table-row table:style-name="ro4">
          <table:table-cell table:number-columns-repeated="64"/>
        </table:table-row>
        <calcext:conditional-formats>
          <calcext:conditional-format calcext:target-range-address="Planilha1.B2:Planilha1.F45">
            <calcext:condition calcext:apply-style-name="Sem título2" calcext:value="formula-is([.$E2]=1)" calcext:base-cell-address="Planilha1.B2"/>
          </calcext:conditional-format>
          <calcext:conditional-format calcext:target-range-address="Planilha1.B2:Planilha1.F45">
            <calcext:condition calcext:apply-style-name="Sem título3" calcext:value="formula-is([.$E2]=0)" calcext:base-cell-address="Planilha1.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angal1"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em_20_título1" style:display-name="Sem título1" style:family="table-cell" style:parent-style-name="Default">
      <style:table-cell-properties fo:background-color="#81d41a"/>
    </style:style>
    <style:style style:name="Sem_20_título2" style:display-name="Sem título2" style:family="table-cell" style:parent-style-name="Default">
      <style:table-cell-properties fo:background-color="#81d41a" style:diagonal-bl-tr="none" style:diagonal-tl-br="none"/>
    </style:style>
    <style:style style:name="Sem_20_título3" style:display-name="Sem título3" style:family="table-cell" style:parent-style-name="Default">
      <style:table-cell-properties fo:background-color="#ff3838"/>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0">00/00/0000</text:date>, <text:time style:data-style-name="N2" text:time-value="16:23:59.47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8:56:10.395000000</meta:creation-date>
    <dc:date>2019-10-10T17:05:28.110000000</dc:date>
    <meta:editing-duration>PT1H16M34S</meta:editing-duration>
    <meta:editing-cycles>6</meta:editing-cycles>
    <meta:generator>LibreOffice/6.2.7.1$Windows_X86_64 LibreOffice_project/23edc44b61b830b7d749943e020e96f5a7df63bf</meta:generator>
    <meta:document-statistic meta:table-count="1" meta:cell-count="172" meta:object-count="0"/>
  </office:meta>
</office:document-meta>
</file>